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25pt"/>
    </style:style>
    <style:style style:name="co2" style:family="table-column">
      <style:table-column-properties fo:break-before="auto" style:column-width="26.76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46.91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70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_modern_PIC" table:style-name="ta1">
        <table:shapes>
          <draw:frame draw:z-index="0" draw:style-name="gr1" draw:text-style-name="P1" svg:width="453.51pt" svg:height="255.09pt" svg:x="73.79pt" svg:y="246.05pt">
            <loext:p draw:notify-on-update-of-ranges="tab_modern_PIC.A2:tab_modern_PIC.A18 tab_modern_PIC.T2:tab_modern_PIC.T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27.99pt" svg:y="2.83pt">
            <loext:p draw:notify-on-update-of-ranges="tab_modern_PIC.A2:tab_modern_PIC.A18 tab_modern_PIC.O2:tab_modern_PIC.O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7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Число частиц</text:p>
          </table:table-cell>
          <table:table-cell table:style-name="ce3" office:value-type="string" calcext:value-type="string">
            <text:p>на ядро</text:p>
          </table:table-cell>
          <table:table-cell table:style-name="ce3" office:value-type="string" calcext:value-type="string">
            <text:p>флопсы на ядро</text:p>
          </table:table-cell>
          <table:table-cell/>
          <table:table-cell office:value-type="string" calcext:value-type="string">
            <text:p>флопсы на процессор</text:p>
          </table:table-cell>
          <table:table-cell office:value-type="string" calcext:value-type="string">
            <text:p>W_PIC</text:p>
          </table:table-cell>
          <table:table-cell/>
          <table:table-cell office:value-type="string" calcext:value-type="string">
            <text:p>W_A</text:p>
          </table:table-cell>
          <table:table-cell/>
          <table:table-cell office:value-type="string" calcext:value-type="string">
            <text:p>W_A/W_PIC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2]/[.E2]" office:value-type="float" office:value="80000000" calcext:value-type="float">
            <text:p>80000000</text:p>
          </table:table-cell>
          <table:table-cell table:formula="of:=[.L2]/[.H2]*500/1000000000" office:value-type="float" office:value="51.2820512820513" calcext:value-type="float">
            <text:p>51.2820512821</text:p>
          </table:table-cell>
          <table:table-cell office:value-type="float" office:value="4" calcext:value-type="float">
            <text:p>4</text:p>
          </table:table-cell>
          <table:table-cell table:formula="of:=[.M2]*[.N2]" office:value-type="float" office:value="205.128205128205" calcext:value-type="float">
            <text:p>205.1282051282</text:p>
          </table:table-cell>
          <table:table-cell table:formula="of:=[.L2]*[.N2]*576/[.H2]/1024/1024/1024" office:value-type="float" office:value="220.078688401442" calcext:value-type="float">
            <text:p>220.0786884014</text:p>
          </table:table-cell>
          <table:table-cell office:value-type="string" calcext:value-type="string">
            <text:p>Гб/сек.</text:p>
          </table:table-cell>
          <table:table-cell table:formula="of:=[.B2]*[.C2]*[.D2]*24/[.F2]/[.I2]/1024/1024/1024" office:value-type="float" office:value="1.11758708953857" calcext:value-type="float">
            <text:p>1.1175870895</text:p>
          </table:table-cell>
          <table:table-cell office:value-type="string" calcext:value-type="string">
            <text:p>Гб/сек.</text:p>
          </table:table-cell>
          <table:table-cell table:formula="of:=[.R2]/[.P2]" office:value-type="float" office:value="0.005078125" calcext:value-type="float">
            <text:p>0.005078125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3]/[.E3]" office:value-type="float" office:value="40000000" calcext:value-type="float">
            <text:p>40000000</text:p>
          </table:table-cell>
          <table:table-cell table:formula="of:=[.L3]/[.H3]*500/1000000000" office:value-type="float" office:value="47.6190476190476" calcext:value-type="float">
            <text:p>47.619047619</text:p>
          </table:table-cell>
          <table:table-cell office:value-type="float" office:value="4" calcext:value-type="float">
            <text:p>4</text:p>
          </table:table-cell>
          <table:table-cell table:formula="of:=[.M3]*[.N3]" office:value-type="float" office:value="190.476190476191" calcext:value-type="float">
            <text:p>190.4761904762</text:p>
          </table:table-cell>
          <table:table-cell table:formula="of:=[.L3]*[.N3]*576/[.H3]/1024/1024/1024" office:value-type="float" office:value="204.358782087054" calcext:value-type="float">
            <text:p>204.3587820871</text:p>
          </table:table-cell>
          <table:table-cell/>
          <table:table-cell table:formula="of:=[.B3]*[.C3]*[.D3]*24/[.F3]/[.I3]/1024/1024/1024" office:value-type="float" office:value="1.54149943384631" calcext:value-type="float">
            <text:p>1.5414994338</text:p>
          </table:table-cell>
          <table:table-cell/>
          <table:table-cell table:formula="of:=[.R3]/[.P3]" office:value-type="float" office:value="0.00754310344827586" calcext:value-type="float">
            <text:p>0.0075431034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37" calcext:value-type="float">
            <text:p>40.37</text:p>
          </table:table-cell>
          <table:table-cell office:value-type="float" office:value="0.8" calcext:value-type="float">
            <text:p>0.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80000000" calcext:value-type="float">
            <text:p>80000000</text:p>
          </table:table-cell>
          <table:table-cell table:formula="of:=[.K4]/[.E4]" office:value-type="float" office:value="40000000" calcext:value-type="float">
            <text:p>40000000</text:p>
          </table:table-cell>
          <table:table-cell table:formula="of:=[.L4]/[.H4]*500/1000000000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M4]*[.N4]" office:value-type="float" office:value="100" calcext:value-type="float">
            <text:p>100</text:p>
          </table:table-cell>
          <table:table-cell table:formula="of:=[.L4]*[.N4]*576/[.H4]/1024/1024/1024" office:value-type="float" office:value="107.288360595703" calcext:value-type="float">
            <text:p>107.2883605957</text:p>
          </table:table-cell>
          <table:table-cell/>
          <table:table-cell table:formula="of:=[.B4]*[.C4]*[.D4]*24/[.F4]/[.I4]/1024/1024/1024" office:value-type="float" office:value="0.0230430327739912" calcext:value-type="float">
            <text:p>0.0230430328</text:p>
          </table:table-cell>
          <table:table-cell/>
          <table:table-cell table:formula="of:=[.R4]/[.P4]" office:value-type="float" office:value="0.000214776632302405" calcext:value-type="float">
            <text:p>0.0002147766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5]/[.E5]" office:value-type="float" office:value="20000000" calcext:value-type="float">
            <text:p>20000000</text:p>
          </table:table-cell>
          <table:table-cell table:formula="of:=[.L5]/[.H5]*500/1000000000" office:value-type="float" office:value="52.6315789473684" calcext:value-type="float">
            <text:p>52.6315789474</text:p>
          </table:table-cell>
          <table:table-cell office:value-type="float" office:value="4" calcext:value-type="float">
            <text:p>4</text:p>
          </table:table-cell>
          <table:table-cell table:formula="of:=[.M5]*[.N5]" office:value-type="float" office:value="210.526315789474" calcext:value-type="float">
            <text:p>210.5263157895</text:p>
          </table:table-cell>
          <table:table-cell table:formula="of:=[.L5]*[.N5]*576/[.H5]/1024/1024/1024" office:value-type="float" office:value="225.870232833059" calcext:value-type="float">
            <text:p>225.8702328331</text:p>
          </table:table-cell>
          <table:table-cell/>
          <table:table-cell table:formula="of:=[.B5]*[.C5]*[.D5]*24/[.F5]/[.I5]/1024/1024/1024" office:value-type="float" office:value="1.24176343282064" calcext:value-type="float">
            <text:p>1.2417634328</text:p>
          </table:table-cell>
          <table:table-cell/>
          <table:table-cell table:formula="of:=[.R5]/[.P5]" office:value-type="float" office:value="0.00549768518518518" calcext:value-type="float">
            <text:p>0.0054976852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0.32" calcext:value-type="float">
            <text:p>0.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4" calcext:value-type="float">
            <text:p>0.0094</text:p>
          </table:table-cell>
          <table:table-cell office:value-type="float" office:value="80000000" calcext:value-type="float">
            <text:p>80000000</text:p>
          </table:table-cell>
          <table:table-cell table:formula="of:=[.K6]/[.E6]" office:value-type="float" office:value="20000000" calcext:value-type="float">
            <text:p>20000000</text:p>
          </table:table-cell>
          <table:table-cell table:formula="of:=[.L6]/[.H6]*500/1000000000" office:value-type="float" office:value="31.25" calcext:value-type="float">
            <text:p>31.25</text:p>
          </table:table-cell>
          <table:table-cell office:value-type="float" office:value="4" calcext:value-type="float">
            <text:p>4</text:p>
          </table:table-cell>
          <table:table-cell table:formula="of:=[.M6]*[.N6]" office:value-type="float" office:value="125" calcext:value-type="float">
            <text:p>125</text:p>
          </table:table-cell>
          <table:table-cell table:formula="of:=[.L6]*[.N6]*576/[.H6]/1024/1024/1024" office:value-type="float" office:value="134.110450744629" calcext:value-type="float">
            <text:p>134.1104507446</text:p>
          </table:table-cell>
          <table:table-cell/>
          <table:table-cell table:formula="of:=[.B6]*[.C6]*[.D6]*24/[.F6]/[.I6]/1024/1024/1024" office:value-type="float" office:value="0.558793544769287" calcext:value-type="float">
            <text:p>0.5587935448</text:p>
          </table:table-cell>
          <table:table-cell/>
          <table:table-cell table:formula="of:=[.R6]/[.P6]" office:value-type="float" office:value="0.00416666666666667" calcext:value-type="float">
            <text:p>0.0041666667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13" calcext:value-type="float">
            <text:p>0.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7]/[.E7]" office:value-type="float" office:value="8000000" calcext:value-type="float">
            <text:p>8000000</text:p>
          </table:table-cell>
          <table:table-cell table:formula="of:=[.L7]/[.H7]*500/1000000000" office:value-type="float" office:value="30.7692307692308" calcext:value-type="float">
            <text:p>30.7692307692</text:p>
          </table:table-cell>
          <table:table-cell office:value-type="float" office:value="4" calcext:value-type="float">
            <text:p>4</text:p>
          </table:table-cell>
          <table:table-cell table:formula="of:=[.M7]*[.N7]" office:value-type="float" office:value="123.076923076923" calcext:value-type="float">
            <text:p>123.0769230769</text:p>
          </table:table-cell>
          <table:table-cell table:formula="of:=[.L7]*[.N7]*576/[.H7]/1024/1024/1024" office:value-type="float" office:value="132.047213040865" calcext:value-type="float">
            <text:p>132.0472130409</text:p>
          </table:table-cell>
          <table:table-cell/>
          <table:table-cell table:formula="of:=[.B7]*[.C7]*[.D7]*24/[.F7]/[.I7]/1024/1024/1024" office:value-type="float" office:value="1.71936475313627" calcext:value-type="float">
            <text:p>1.7193647531</text:p>
          </table:table-cell>
          <table:table-cell/>
          <table:table-cell table:formula="of:=[.R7]/[.P7]" office:value-type="float" office:value="0.0130208333333333" calcext:value-type="float">
            <text:p>0.0130208333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8]/[.E8]" office:value-type="float" office:value="800000" calcext:value-type="float">
            <text:p>800000</text:p>
          </table:table-cell>
          <table:table-cell table:formula="of:=[.L8]/[.H8]*500/100000000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M8]*[.N8]" office:value-type="float" office:value="20" calcext:value-type="float">
            <text:p>20</text:p>
          </table:table-cell>
          <table:table-cell table:formula="of:=[.L8]*[.N8]*576/[.H8]/1024/1024/1024" office:value-type="float" office:value="21.4576721191406" calcext:value-type="float">
            <text:p>21.4576721191</text:p>
          </table:table-cell>
          <table:table-cell/>
          <table:table-cell table:formula="of:=[.B8]*[.C8]*[.D8]*24/[.F8]/[.I8]/1024/1024/1024" office:value-type="float" office:value="0.757686162399033" calcext:value-type="float">
            <text:p>0.7576861624</text:p>
          </table:table-cell>
          <table:table-cell/>
          <table:table-cell table:formula="of:=[.R8]/[.P8]" office:value-type="float" office:value="0.0353107344632768" calcext:value-type="float">
            <text:p>0.0353107345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4.9" calcext:value-type="float">
            <text:p>714.9</text:p>
          </table:table-cell>
          <table:table-cell office:value-type="float" office:value="14.2" calcext:value-type="float">
            <text:p>14.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9]/[.E9]" office:value-type="float" office:value="100000000" calcext:value-type="float">
            <text:p>100000000</text:p>
          </table:table-cell>
          <table:table-cell table:formula="of:=[.L9]/[.H9]*500/1000000000" office:value-type="float" office:value="3.52112676056338" calcext:value-type="float">
            <text:p>3.5211267606</text:p>
          </table:table-cell>
          <table:table-cell office:value-type="float" office:value="4" calcext:value-type="float">
            <text:p>4</text:p>
          </table:table-cell>
          <table:table-cell table:formula="of:=[.M9]*[.N9]" office:value-type="float" office:value="14.0845070422535" calcext:value-type="float">
            <text:p>14.0845070423</text:p>
          </table:table-cell>
          <table:table-cell table:formula="of:=[.L9]*[.N9]*576/[.H9]/1024/1024/1024" office:value-type="float" office:value="15.1110367036202" calcext:value-type="float">
            <text:p>15.1110367036</text:p>
          </table:table-cell>
          <table:table-cell/>
          <table:table-cell table:formula="of:=[.B9]*[.C9]*[.D9]*24/[.F9]/[.I9]/1024/1024/1024" office:value-type="float" office:value="0.0162204221993988" calcext:value-type="float">
            <text:p>0.0162204222</text:p>
          </table:table-cell>
          <table:table-cell/>
          <table:table-cell table:formula="of:=[.R9]/[.P9]" office:value-type="float" office:value="0.00107341557813256" calcext:value-type="float">
            <text:p>0.0010734156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27" calcext:value-type="float">
            <text:p>0.2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000000" calcext:value-type="float">
            <text:p>80000000</text:p>
          </table:table-cell>
          <table:table-cell table:formula="of:=[.K10]/[.E10]" office:value-type="float" office:value="20000000" calcext:value-type="float">
            <text:p>20000000</text:p>
          </table:table-cell>
          <table:table-cell table:formula="of:=[.L10]/[.H10]*500/1000000000" office:value-type="float" office:value="37.037037037037" calcext:value-type="float">
            <text:p>37.037037037</text:p>
          </table:table-cell>
          <table:table-cell office:value-type="float" office:value="28" calcext:value-type="float">
            <text:p>28</text:p>
          </table:table-cell>
          <table:table-cell table:formula="of:=[.M10]*[.N10]" office:value-type="float" office:value="1037.03703703704" calcext:value-type="float">
            <text:p>1037.037037037</text:p>
          </table:table-cell>
          <table:table-cell table:formula="of:=[.L10]*[.N10]*576/[.H10]/1024/1024/1024" office:value-type="float" office:value="1112.62003580729" calcext:value-type="float">
            <text:p>1112.6200358073</text:p>
          </table:table-cell>
          <table:table-cell/>
          <table:table-cell table:formula="of:=[.B10]*[.C10]*[.D10]*24/[.F10]/[.I10]/1024/1024/1024" office:value-type="float" office:value="0.323938286822775" calcext:value-type="float">
            <text:p>0.3239382868</text:p>
          </table:table-cell>
          <table:table-cell/>
          <table:table-cell table:formula="of:=[.R10]/[.P10]" office:value-type="float" office:value="0.000291149068322981" calcext:value-type="float">
            <text:p>0.0002911491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000" calcext:value-type="float">
            <text:p>80000000</text:p>
          </table:table-cell>
          <table:table-cell table:formula="of:=[.K11]/[.E11]" office:value-type="float" office:value="800000" calcext:value-type="float">
            <text:p>800000</text:p>
          </table:table-cell>
          <table:table-cell table:formula="of:=[.L11]/[.H11]*500/1000000000" office:value-type="float" office:value="8.33333333333333" calcext:value-type="float">
            <text:p>8.3333333333</text:p>
          </table:table-cell>
          <table:table-cell office:value-type="float" office:value="28" calcext:value-type="float">
            <text:p>28</text:p>
          </table:table-cell>
          <table:table-cell table:formula="of:=[.M11]*[.N11]" office:value-type="float" office:value="233.333333333333" calcext:value-type="float">
            <text:p>233.3333333333</text:p>
          </table:table-cell>
          <table:table-cell table:formula="of:=[.L11]*[.N11]*576/[.H11]/1024/1024/1024" office:value-type="float" office:value="250.339508056641" calcext:value-type="float">
            <text:p>250.3395080566</text:p>
          </table:table-cell>
          <table:table-cell/>
          <table:table-cell table:formula="of:=[.B11]*[.C11]*[.D11]*24/[.F11]/[.I11]/1024/1024/1024" office:value-type="float" office:value="0.20046405193517" calcext:value-type="float">
            <text:p>0.2004640519</text:p>
          </table:table-cell>
          <table:table-cell/>
          <table:table-cell table:formula="of:=[.R11]/[.P11]" office:value-type="float" office:value="0.000800768737988469" calcext:value-type="float">
            <text:p>0.0008007687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.7</text:p>
          </table:table-cell>
          <table:table-cell office:value-type="float" office:value="1.4" calcext:value-type="float">
            <text:p>1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2]/[.E12]" office:value-type="float" office:value="40000000" calcext:value-type="float">
            <text:p>40000000</text:p>
          </table:table-cell>
          <table:table-cell table:formula="of:=[.L12]/[.H12]*500/1000000000" office:value-type="float" office:value="14.2857142857143" calcext:value-type="float">
            <text:p>14.2857142857</text:p>
          </table:table-cell>
          <table:table-cell office:value-type="float" office:value="28" calcext:value-type="float">
            <text:p>28</text:p>
          </table:table-cell>
          <table:table-cell table:formula="of:=[.M12]*[.N12]" office:value-type="float" office:value="400" calcext:value-type="float">
            <text:p>400</text:p>
          </table:table-cell>
          <table:table-cell table:formula="of:=[.L12]*[.N12]*576/[.H12]/1024/1024/1024" office:value-type="float" office:value="429.153442382813" calcext:value-type="float">
            <text:p>429.1534423828</text:p>
          </table:table-cell>
          <table:table-cell/>
          <table:table-cell table:formula="of:=[.B12]*[.C12]*[.D12]*24/[.F12]/[.I12]/1024/1024/1024" office:value-type="float" office:value="15.9655298505511" calcext:value-type="float">
            <text:p>15.9655298506</text:p>
          </table:table-cell>
          <table:table-cell/>
          <table:table-cell table:formula="of:=[.R12]/[.P12]" office:value-type="float" office:value="0.037202380952381" calcext:value-type="float">
            <text:p>0.037202381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9" calcext:value-type="float">
            <text:p>0.02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3]/[.E13]" office:value-type="float" office:value="20000000" calcext:value-type="float">
            <text:p>20000000</text:p>
          </table:table-cell>
          <table:table-cell table:formula="of:=[.L13]/[.H13]*500/1000000000" office:value-type="float" office:value="7.8125" calcext:value-type="float">
            <text:p>7.8125</text:p>
          </table:table-cell>
          <table:table-cell office:value-type="float" office:value="28" calcext:value-type="float">
            <text:p>28</text:p>
          </table:table-cell>
          <table:table-cell table:formula="of:=[.M13]*[.N13]" office:value-type="float" office:value="218.75" calcext:value-type="float">
            <text:p>218.75</text:p>
          </table:table-cell>
          <table:table-cell table:formula="of:=[.L13]*[.N13]*576/[.H13]/1024/1024/1024" office:value-type="float" office:value="234.693288803101" calcext:value-type="float">
            <text:p>234.6932888031</text:p>
          </table:table-cell>
          <table:table-cell/>
          <table:table-cell table:formula="of:=[.B13]*[.C13]*[.D13]*24/[.F13]/[.I13]/1024/1024/1024" office:value-type="float" office:value="0.206960572136773" calcext:value-type="float">
            <text:p>0.2069605721</text:p>
          </table:table-cell>
          <table:table-cell/>
          <table:table-cell table:formula="of:=[.R13]/[.P13]" office:value-type="float" office:value="0.000881834215167549" calcext:value-type="float">
            <text:p>0.0008818342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float" office:value="1.4" calcext:value-type="float">
            <text:p>1.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4]/[.E14]" office:value-type="float" office:value="10000000" calcext:value-type="float">
            <text:p>10000000</text:p>
          </table:table-cell>
          <table:table-cell table:formula="of:=[.L14]/[.H14]*500/1000000000" office:value-type="float" office:value="3.57142857142857" calcext:value-type="float">
            <text:p>3.5714285714</text:p>
          </table:table-cell>
          <table:table-cell office:value-type="float" office:value="28" calcext:value-type="float">
            <text:p>28</text:p>
          </table:table-cell>
          <table:table-cell table:formula="of:=[.M14]*[.N14]" office:value-type="float" office:value="100" calcext:value-type="float">
            <text:p>100</text:p>
          </table:table-cell>
          <table:table-cell table:formula="of:=[.L14]*[.N14]*576/[.H14]/1024/1024/1024" office:value-type="float" office:value="107.288360595703" calcext:value-type="float">
            <text:p>107.2883605957</text:p>
          </table:table-cell>
          <table:table-cell/>
          <table:table-cell table:formula="of:=[.B14]*[.C14]*[.D14]*24/[.F14]/[.I14]/1024/1024/1024" office:value-type="float" office:value="0.0582076609134674" calcext:value-type="float">
            <text:p>0.0582076609</text:p>
          </table:table-cell>
          <table:table-cell/>
          <table:table-cell table:formula="of:=[.R14]/[.P14]" office:value-type="float" office:value="0.000542534722222222" calcext:value-type="float">
            <text:p>0.0005425347</text:p>
          </table:table-cell>
        </table:table-row>
        <table:table-row table:style-name="ro1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5]/[.E15]" office:value-type="float" office:value="8000000" calcext:value-type="float">
            <text:p>8000000</text:p>
          </table:table-cell>
          <table:table-cell table:formula="of:=[.L15]/[.H15]*500/100000000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M15]*[.N15]" office:value-type="float" office:value="400" calcext:value-type="float">
            <text:p>400</text:p>
          </table:table-cell>
          <table:table-cell table:formula="of:=[.L15]*[.N15]*576/[.H15]/1024/1024/1024" office:value-type="float" office:value="429.153442382813" calcext:value-type="float">
            <text:p>429.1534423828</text:p>
          </table:table-cell>
          <table:table-cell/>
          <table:table-cell table:formula="of:=[.B15]*[.C15]*[.D15]*24/[.F15]/[.I15]/1024/1024/1024" office:value-type="float" office:value="1.49011611938477" calcext:value-type="float">
            <text:p>1.4901161194</text:p>
          </table:table-cell>
          <table:table-cell/>
          <table:table-cell table:formula="of:=[.R15]/[.P15]" office:value-type="float" office:value="0.00347222222222222" calcext:value-type="float">
            <text:p>0.0034722222</text:p>
          </table:table-cell>
        </table:table-row>
        <table:table-row table:style-name="ro1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6]/[.E16]" office:value-type="float" office:value="800000" calcext:value-type="float">
            <text:p>800000</text:p>
          </table:table-cell>
          <table:table-cell table:formula="of:=[.L16]/[.H16]*500/1000000000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M16]*[.N16]" office:value-type="float" office:value="32" calcext:value-type="float">
            <text:p>32</text:p>
          </table:table-cell>
          <table:table-cell table:formula="of:=[.L16]*[.N16]*576/[.H16]/1024/1024/1024" office:value-type="float" office:value="34.332275390625" calcext:value-type="float">
            <text:p>34.3322753906</text:p>
          </table:table-cell>
          <table:table-cell/>
          <table:table-cell table:formula="of:=[.B16]*[.C16]*[.D16]*24/[.F16]/[.I16]/1024/1024/1024" office:value-type="float" office:value="0.894069671630859" calcext:value-type="float">
            <text:p>0.8940696716</text:p>
          </table:table-cell>
          <table:table-cell/>
          <table:table-cell table:formula="of:=[.R16]/[.P16]" office:value-type="float" office:value="0.0260416666666667" calcext:value-type="float">
            <text:p>0.0260416667</text:p>
          </table:table-cell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57" calcext:value-type="float">
            <text:p>0.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7]/[.E17]" office:value-type="float" office:value="800000" calcext:value-type="float">
            <text:p>800000</text:p>
          </table:table-cell>
          <table:table-cell table:formula="of:=[.L17]/[.H17]*500/1000000000" office:value-type="float" office:value="0.701754385964912" calcext:value-type="float">
            <text:p>0.701754386</text:p>
          </table:table-cell>
          <table:table-cell office:value-type="float" office:value="16" calcext:value-type="float">
            <text:p>16</text:p>
          </table:table-cell>
          <table:table-cell table:formula="of:=[.M17]*[.N17]" office:value-type="float" office:value="11.2280701754386" calcext:value-type="float">
            <text:p>11.2280701754</text:p>
          </table:table-cell>
          <table:table-cell table:formula="of:=[.L17]*[.N17]*576/[.H17]/1024/1024/1024" office:value-type="float" office:value="12.0464124177632" calcext:value-type="float">
            <text:p>12.0464124178</text:p>
          </table:table-cell>
          <table:table-cell/>
          <table:table-cell table:formula="of:=[.B17]*[.C17]*[.D17]*24/[.F17]/[.I17]/1024/1024/1024" office:value-type="float" office:value="0.596046447753906" calcext:value-type="float">
            <text:p>0.5960464478</text:p>
          </table:table-cell>
          <table:table-cell/>
          <table:table-cell table:formula="of:=[.R17]/[.P17]" office:value-type="float" office:value="0.0494791666666667" calcext:value-type="float">
            <text:p>0.0494791667</text:p>
          </table:table-cell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0.7" calcext:value-type="float">
            <text:p>0.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8]/[.E18]" office:value-type="float" office:value="400000" calcext:value-type="float">
            <text:p>400000</text:p>
          </table:table-cell>
          <table:table-cell table:formula="of:=[.L18]/[.H18]*500/1000000000" office:value-type="float" office:value="0.285714285714286" calcext:value-type="float">
            <text:p>0.2857142857</text:p>
          </table:table-cell>
          <table:table-cell office:value-type="float" office:value="16" calcext:value-type="float">
            <text:p>16</text:p>
          </table:table-cell>
          <table:table-cell table:formula="of:=[.M18]*[.N18]" office:value-type="float" office:value="4.57142857142857" calcext:value-type="float">
            <text:p>4.5714285714</text:p>
          </table:table-cell>
          <table:table-cell table:formula="of:=[.L18]*[.N18]*576/[.H18]/1024/1024/1024" office:value-type="float" office:value="4.90461077008929" calcext:value-type="float">
            <text:p>4.9046107701</text:p>
          </table:table-cell>
          <table:table-cell/>
          <table:table-cell table:formula="of:=[.B18]*[.C18]*[.D18]*24/[.F18]/[.I18]/1024/1024/1024" office:value-type="float" office:value="0.064787657364555" calcext:value-type="float">
            <text:p>0.0647876574</text:p>
          </table:table-cell>
          <table:table-cell/>
          <table:table-cell table:formula="of:=[.R18]/[.P18]" office:value-type="float" office:value="0.0132095410628019" calcext:value-type="float">
            <text:p>0.0132095411</text:p>
          </table:table-cell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13:32:17.149612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9:10.646137191</meta:creation-date>
    <dc:date>2018-09-19T14:27:39.627733918</dc:date>
    <meta:editing-duration>PT1H14M19S</meta:editing-duration>
    <meta:editing-cycles>7</meta:editing-cycles>
    <meta:generator>LibreOffice/5.1.6.2$Linux_X86_64 LibreOffice_project/10m0$Build-2</meta:generator>
    <meta:document-statistic meta:table-count="3" meta:cell-count="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family="'Standard Symbols L'" style:font-style-name="Regular" style:font-charset="x-symbol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8cm" svg:y="0.315cm" chart:style-name="ch2">
          <text:p>Критерий комплексной оценки ВС</text:p>
        </chart:title>
        <chart:plot-area chart:style-name="ch3" table:cell-range-address="tab_modern_PIC.A2:tab_modern_PIC.A18 tab_modern_PIC.T2:tab_modern_PIC.T18" chart:data-source-has-labels="column" svg:x="0.9cm" svg:y="1.07cm" svg:width="14.779cm" svg:height="7.549cm">
          <chartooo:coordinate-region svg:x="2.433cm" svg:y="1.27cm" svg:width="13.246cm" svg:height="5.038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342cm" svg:y="3.615cm" chart:style-name="ch6">
              <text:p>x</text:p>
            </chart:title>
            <chart:grid chart:style-name="ch7" chart:class="major"/>
          </chart:axis>
          <chart:series chart:style-name="ch8" chart:values-cell-range-address="tab_modern_PIC.T2:tab_modern_PIC.T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0.005078125">
                <text:p>0.005078125</text:p>
                <draw:g>
                  <svg:desc>tab_modern_PIC.T2:tab_modern_PIC.T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754310344827586">
                <text:p>0.00754310344827586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0214776632302405">
                <text:p>0.000214776632302405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549768518518518">
                <text:p>0.0054976851851851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130208333333333">
                <text:p>0.013020833333333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353107344632768">
                <text:p>0.03531073446327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107341557813256">
                <text:p>0.001073415578132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291149068322981">
                <text:p>0.0002911490683229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00768737988469">
                <text:p>0.00080076873798846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37202380952381">
                <text:p>0.0372023809523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81834215167549">
                <text:p>0.00088183421516754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542534722222222">
                <text:p>0.0005425347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494791666666667">
                <text:p>0.0494791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132095410628019">
                <text:p>0.0132095410628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46cm" svg:y="0.315cm" chart:style-name="ch2">
          <text:p>Производительность одного процессора</text:p>
        </chart:title>
        <chart:plot-area chart:style-name="ch3" table:cell-range-address="tab_modern_PIC.A2:tab_modern_PIC.A18 tab_modern_PIC.O2:tab_modern_PIC.O18" chart:data-source-has-labels="column" svg:x="1.335cm" svg:y="1.27cm" svg:width="14.345cm" svg:height="7.55cm">
          <chartooo:coordinate-region svg:x="2.868cm" svg:y="1.27cm" svg:width="12.812cm" svg:height="5.038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892cm" svg:y="4.244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O2:tab_modern_PIC.O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205.128205128205">
                <text:p>205.128205128205</text:p>
                <draw:g>
                  <svg:desc>tab_modern_PIC.O2:tab_modern_PIC.O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90.476190476191">
                <text:p>190.47619047619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0.526315789474">
                <text:p>210.526315789474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3.076923076923">
                <text:p>123.07692307692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4.0845070422535">
                <text:p>14.0845070422535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37.03703703704">
                <text:p>1037.03703703704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33.333333333333">
                <text:p>233.33333333333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18.75">
                <text:p>218.75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11.2280701754386">
                <text:p>11.2280701754386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4.57142857142857">
                <text:p>4.571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